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e-p-433-v2</text:p>
      <text:p text:style-name="Standard"><text:s/>* Ce programme est structuré en paragraphes :</text:p>
      <text:p text:style-name="Standard"><text:s/>* 1 - Introduction</text:p>
      <text:p text:style-name="Standard"><text:s/>* 2 - Initialisation des paramètres</text:p>
      <text:p text:style-name="Standard"><text:s/>* 3 - Fonctions spécifiques</text:p>
      <text:p text:style-name="Standard"><text:s/>* 4 - Fonction setup</text:p>
      <text:p text:style-name="Standard"><text:s/>* 5 - Fonction loop</text:p>
      <text:p text:style-name="Standard"><text:s/>* Chaque paragraphe est constitué de sous paragraphes :</text:p>
      <text:p text:style-name="Standard"><text:s/>* a) IHM wifi</text:p>
      <text:p text:style-name="Standard"><text:s/>* b) IHM clavier</text:p>
      <text:p text:style-name="Standard"><text:s/>* c) Acquisition des températures T1 et T2</text:p>
      <text:p text:style-name="Standard"><text:s/>* d) Mesures des tensions et calcul de ibat</text:p>
      <text:p text:style-name="Standard"><text:s/>* e) Built In Test Equipment (BITE)</text:p>
      <text:p text:style-name="Standard"><text:s/>* f) Transmission</text:p>
      <text:p text:style-name="Standard"><text:s/>* g) Horodatage et chronomètre</text:p>
      <text:p text:style-name="Standard"><text:s/>* h) Bilan énergétique de la batterie</text:p>
      <text:p text:style-name="Standard"><text:s/>* i) Calcul</text:p>
      <text:p text:style-name="Standard"><text:s/>* j) Visualisation du contenu des échantillons</text:p>
      <text:p text:style-name="Standard"><text:s/>* k) Mode sleep</text:p>
      <text:p text:style-name="Standard"><text:s/>* 1 - Introduction</text:p>
      <text:p text:style-name="Standard"><text:s/>*Dans le cadre du concept culinaire Quiet cook http://quiet-cook.com </text:p>
      <text:p text:style-name="Standard"><text:s/>*et de son Système de Cuisson Assistée par Ordinateur (SCAO) http://fablabo.net/wiki/SCAO. </text:p>
      <text:p text:style-name="Standard"><text:s/>*Le prototypage (prototype N°3) de la e-poignée (433MHZ en version 2)</text:p>
      <text:p text:style-name="Standard"><text:s/>*est réalisé par Régis LERUSTE http://fablabo.net/wiki/Utilisateur:LERUSTE_REGIS</text:p>
      <text:p text:style-name="Standard"><text:s/>*et Olivier MARAIS http://fablabo.net/wiki/Cahier_de_recettes#Les_recettes_d.27Olivier</text:p>
      <text:p text:style-name="Standard">*ce programe e-p-433-v2.ino constitue le code source qui permet l'édition, </text:p>
      <text:p text:style-name="Standard">la compilation et le téléversement du firmware à destination du micro-contrôleur.</text:p>
      <text:p text:style-name="Standard">*L'environnement de développement Arduino IDE est constitué du microcontrôleur Teensy 3.2 relié à l'ordinateur à l'aide d'un câble USB. Ce câble permet l'établissement d'une liaison série. De l'ordinateur vers le microcontrôleur pour téléverser le firmware. Du microcontrôleur vers l'ordinateur pour l'envoi de messages à l'aide du port /dev/ttyACM0, soit pour les afficher sur la console, soit pour les mettre à disposition du programme BASH capture.sh qui édite un fichier "journal". <text:s text:c="2"/></text:p>
      <text:p text:style-name="Standard">*Le présent code source est publié sur Github sous licence creative commons CC-BY https://github.com/AIREL46/SCAO/blob/master/Arduino/e-p-433-v2/e-p-433-v2.ino</text:p>
      <text:p text:style-name="Standard">*L'objet du firmware est l'administration du microcontrôleur et de ses composants périphériques câblés selon le schéma électrique https://raw.githubusercontent.com/AIREL46/SCAO/master/kicad/e-p-433-v2/e-p-433-v2-1.png</text:p>
      <text:p text:style-name="Standard">*Son exécution par le microcontôleur est systématique dès son téléversement et ensuite à chaque mise sous tension. Il est organisé selon 2 fonctions principales : </text:p>
      <text:p text:style-name="Standard">*- la capture des températures délivrées par 2 thermomètres digitaux, le premier concerne la température sur le couvercle de la casserole, le second la température de la batterie, l'une des fonctions secondaires qui assure la sécurité de la e-poignée. .</text:p>
      <text:p text:style-name="Standard">*- la transmission périodique de ces valeurs au e-rupteur (e-r-433).</text:p>
      <text:p text:style-name="Standard">*Ses fonctions principales sont complétées de fonctions secondaires (voir ci-dessous).</text:p>
      <text:p text:style-name="Standard">*Il utile des ressources extérieures (librairies, codes sources et exemples) développées par des informaticiens. </text:p>
      <text:p text:style-name="Standard">*Chacun, des sous paragraphes ci-dessous, dédié à une fonction, cite, le nom de l'informaticien, indique les liens permettant d'accéder à la librairie ainsi qu'aux codes sources ou aux exemples.</text:p>
      <text:p text:style-name="Standard"><text:s/>*</text:p>
      <text:p text:style-name="Standard"><text:s/>* 1a - IHM wifi</text:p>
      <text:p text:style-name="Standard"><text:soft-page-break/><text:s/>* </text:p>
      <text:p text:style-name="Standard"><text:s/>* 1b - IHM clavier</text:p>
      <text:p text:style-name="Standard"><text:s/>* Acquisition des paramètres de cuisson</text:p>
      <text:p text:style-name="Standard"><text:s/>* L'objet est l'acquisition des paramètres de cuisson saisis par l'utilisateur (setup).</text:p>
      <text:p text:style-name="Standard"><text:s/>* La commande start stop permet le passage du setup à la boucle loop</text:p>
      <text:p text:style-name="Standard"><text:s/>* </text:p>
      <text:p text:style-name="Standard"><text:s/>* 1c - Acquisition des températures T1 et T2</text:p>
      <text:p text:style-name="Standard"><text:s/>* L'acquisition de la température est réalisée à l'aide d'un DS18B20 <text:s/>digital <text:s/>thermometer <text:s/>provides <text:s/>9-bit <text:s/>to <text:s/>12-bit <text:s/>Celsius <text:s/>temperature <text:s/>measurements.</text:p>
      <text:p text:style-name="Standard"><text:s/>* The <text:s/>DS18B20 <text:s/>communicates <text:s/>over <text:s/>a <text:s/>1-Wire <text:s/>bus.</text:p>
      <text:p text:style-name="Standard"><text:s/>* La librarie OneWire.h met à disposition un ensemble de fonction permettant de gérer l'échange de données entre le DS18B20 et le microcontrôleur.</text:p>
      <text:p text:style-name="Standard"><text:s/>* Le développement de cette librarie est assuré par Paul Stoffregem, accessibles par les liens :</text:p>
      <text:p text:style-name="Standard"><text:s/>* </text:p>
      <text:p text:style-name="Standard"><text:s/>*- https://www.pjrc.com/teensy/td_libs_OneWire.html</text:p>
      <text:p text:style-name="Standard"><text:s/>*- https://github.com/PaulStoffregen/OneWire</text:p>
      <text:p text:style-name="Standard"><text:s/>*Il utile le code source dévelloppé par :</text:p>
      <text:p text:style-name="Standard"><text:s/>*- Fabien Batteix (Skywood) qui est le rédacteur en chef et administrateur du site Carnet du Maker, ainsi que le gérant de l'entreprise TamiaLab qui édite le site.</text:p>
      <text:p text:style-name="Standard"><text:s/>*- selon l'article https://www.carnetdumaker.net/articles/mesurer-une-temperature-avec-un-capteur-1-wire-ds18b20-et-une-carte-arduino-genuino/</text:p>
      <text:p text:style-name="Standard"><text:s/>*- en tenant compte que pour des raisons de sécurité inhérant au projet SCAO qu'il est indispensable que la capture de données en provenance</text:p>
      <text:p text:style-name="Standard"><text:s/>* des 2 thermomètres digitaux DB18B20 se réalise toujours dans le même ordre, en particulier après un changement de l'un ou des deux thermomètres.</text:p>
      <text:p text:style-name="Standard"><text:s/>* </text:p>
      <text:p text:style-name="Standard"><text:s/>* 1d - Mesure des tensions et calcul du courant ibat</text:p>
      <text:p text:style-name="Standard"><text:s/>* La mesure des tensions est l'une des fonctions secondaires qui assure la sécurité de la e-poignée.</text:p>
      <text:p text:style-name="Standard"><text:s/>* La mesure consiste en une conversion analogique digitale de la tension. Cette conversion est réalisée par le microcontrôleur. La tension à mesurer est appliquée sur l'une de ses entrées analogiques. Pour tenir compte de la tension d'alimentation de 3.3V du microcontrôleur, la tension à mesurer est au préalable divisée par 2 à l'aide d'un pont diviseur constitué de 2 résistances de valeurs égales.</text:p>
      <text:p text:style-name="Standard"><text:s/>* La valeur mesurée est ensuite multipliée par 2, plus exactement par une valeur légérement supérieure à 2 pour compenser l'effet de l'impédance de l'entrée du microcontrôleur.</text:p>
      <text:p text:style-name="Standard"><text:s/>* 1e - BITE</text:p>
      <text:p text:style-name="Standard"><text:s/>* L'objet du Build In Test Equipment (BITE) est d'assurer la sécurité de la e-poignée.</text:p>
      <text:p text:style-name="Standard"><text:s/>* Cette sécurité se concrétise par un réseau de surveillance qui détecte d'éventuelles anomalies.</text:p>
      <text:p text:style-name="Standard"><text:s/>* L'utilisateur est informé de l'état du fonctionnement par 3 leds (verte, orange, rouge).</text:p>
      <text:p text:style-name="Standard"><text:s/>* Le BITE surveille la température de la batterie, les tensions continues Vusb, Vbat et V33.</text:p>
      <text:p text:style-name="Standard"><text:s/>* </text:p>
      <text:p text:style-name="Standard"><text:s/>* 1f - Transmission</text:p>
      <text:p text:style-name="Standard"><text:s/>* L'objet est la transmission périodique (30s) au e-rupteur (e-r-433) des échantillons.</text:p>
      <text:p text:style-name="Standard"><text:s/>* Les échantillons ont pour objet le regroupement des données.</text:p>
      <text:p text:style-name="Standard"><text:s/>* Chaque échantillon contient : la date et l'heure, la température mesurée sur le couvercle de la casserole ainsi que les données culinaires et de sécurité.</text:p>
      <text:p text:style-name="Standard"><text:s/>* Cette fonction utilise un shield AM Transmitter module QAM-TX1 en version 433 MHZ.</text:p>
      <text:p text:style-name="Standard"><text:s/>* Ce module est connecté à une antenne 1/4 d'onde.</text:p>
      <text:p text:style-name="Standard"><text:s/>* La librarie VirtualWire apporte les fonctions spécifiques qui permettent de gérer cette fonction transmission.</text:p>
      <text:p text:style-name="Standard"><text:s/>* Cette Librarie a été développée par Mike McCauley, elle est accesible par les liens :</text:p>
      <text:p text:style-name="Standard"><text:s/>*- https://www.pjrc.com/teensy/td_libs_VirtualWire.html</text:p>
      <text:p text:style-name="Standard"><text:soft-page-break/><text:s/>*- http://www.airspayce.com/mikem/arduino/VirtualWire.pdf</text:p>
      <text:p text:style-name="Standard"><text:s/>*- https://github.com/manashmndl/VirtualWire</text:p>
      <text:p text:style-name="Standard"><text:s/>* </text:p>
      <text:p text:style-name="Standard"><text:s/>* 1g - Horodatage &amp; Chronomètre</text:p>
      <text:p text:style-name="Standard"><text:s/>* Horodatage</text:p>
      <text:p text:style-name="Standard"><text:s/>* L'objet de l'horodatage est la datation des échantillons.</text:p>
      <text:p text:style-name="Standard"><text:s/>* Un cristal a été ajouté au Teensy 3.2.</text:p>
      <text:p text:style-name="Standard"><text:s/>* La librarie Time apporte les fonctions spécifiques qui permettent de gérer cette fonction d'horodatage.</text:p>
      <text:p text:style-name="Standard"><text:s/>* Cette Librarie a été développée par Michael Margolis, accesibles par les liens :</text:p>
      <text:p text:style-name="Standard"><text:s/>*- https://www.pjrc.com/teensy/td_libs_Time.html</text:p>
      <text:p text:style-name="Standard"><text:s/>*- https://github.com/PaulStoffregen/Time</text:p>
      <text:p text:style-name="Standard"><text:s/>*- https://github.com/PaulStoffregen/Time/blob/master/examples/TimeTeensy3/TimeTeensy3.ino (pour la fonction RTC),</text:p>
      <text:p text:style-name="Standard"><text:s/>* <text:s/>accessible également dans l'Arduino IDE (Fichier - Exemples - Time - TimeTeensy3)</text:p>
      <text:p text:style-name="Standard"><text:s/>* <text:s/>TimeRTC.pde</text:p>
      <text:p text:style-name="Standard"><text:s/>* <text:s/>example code illustrating Time library with Real Time Clock.</text:p>
      <text:p text:style-name="Standard"><text:s/>* <text:s/></text:p>
      <text:p text:style-name="Standard"><text:s/>* <text:s/>Chronomètre</text:p>
      <text:p text:style-name="Standard"><text:s/>* <text:s/>L'objet du chronomètre est la mesure du temps de travail du microcontrôleur.</text:p>
      <text:p text:style-name="Standard"><text:s/>* <text:s/>La librarie Chrono apporte les fonctions spécifiques qui permettent de gérer cette fonction.</text:p>
      <text:p text:style-name="Standard"><text:s/>* <text:s/>Cette Librarie a été développée par Sofian Audry and Thomas Ouellet Fredericks, elle est accesible par les liens :</text:p>
      <text:p text:style-name="Standard"><text:s/>* - http://github.com/SofaPirate/Chrono</text:p>
      <text:p text:style-name="Standard"><text:s/>* </text:p>
      <text:p text:style-name="Standard"><text:s/>* 1h Bilan énergétique de la batterie</text:p>
      <text:p text:style-name="Standard"><text:s/>* L'objet est l'établissement du bilan énergétique de la batterie</text:p>
      <text:p text:style-name="Standard"><text:s/>* Cette fonction réalise les calculs de l'énegie électrique consommée et le ratio par rapport à la capacité nominale de 400 mAh</text:p>
      <text:p text:style-name="Standard"><text:s/>* 1i Calcul</text:p>
      <text:p text:style-name="Standard"><text:s/>* 1j - Visualisation du contenu des échantillons</text:p>
      <text:p text:style-name="Standard"><text:s/>* <text:s/>* L'objet est la visualisation du contenu des échantillons.</text:p>
      <text:p text:style-name="Standard"><text:s/>* Cette fonction utilise la liaison série (câble USB) entre le microcontrôleur et l'ordinateur.</text:p>
      <text:p text:style-name="Standard"><text:s/>* Elle se concrétise par une console sur l'écran de l'ordinateur.</text:p>
      <text:p text:style-name="Standard"><text:s/>* 1k - Mode Sleep</text:p>
      <text:p text:style-name="Standard"><text:s/>* L'objet du mode sleep est l'économie d'énergie de la batterie.</text:p>
      <text:p text:style-name="Standard"><text:s/>* - Colin Duffy, pour le "mode sleep" (snooze) avec la gestion de la liaison série, accesible par le lien : </text:p>
      <text:p text:style-name="Standard"><text:s/>*- https://github.com/duff2013/Snooze/blob/master/examples/deepsleep/deepSleep_usb_serial/deepSleep_usb_serial.ino</text:p>
      <text:p text:style-name="Standard"><text:s/>*- https://github.com/duff2013/Snooze</text:p>
      <text:p text:style-name="Standard"><text:s/>* </text:p>
      <text:p text:style-name="Standard"><text:s/>* </text:p>
      <text:p text:style-name="Standard"><text:s/>*/</text:p>
      <text:p text:style-name="Standard"><text:s/>* 2 - Initialisation des paramètres</text:p>
      <text:p text:style-name="Standard"><text:s/>* Paramètres communs</text:p>
      <text:p text:style-name="Standard"><text:s/>*/</text:p>
      <text:p text:style-name="Standard">/** <text:s/></text:p>
      <text:p text:style-name="Standard"><text:s/>* 2a - IHM wifi</text:p>
      <text:p text:style-name="Standard"><text:s/>* </text:p>
      <text:p text:style-name="Standard"><text:s/>* 2b - IHM clavier</text:p>
      <text:p text:style-name="Standard"><text:s/>* Les paramètres de cuisson sont la Durée de Cuisson (DC) et le Gabarit de cuisson (Gabarit).</text:p>
      <text:p text:style-name="Standard"><text:soft-page-break/><text:s/>* DC est exprimée en mn sur 3 chiffres</text:p>
      <text:p text:style-name="Standard"><text:s/>* Le Gabarit est un nombre entier compris entre 1 et 9.</text:p>
      <text:p text:style-name="Standard"><text:s/>* Chaque Gabarit est associé à 9 paramètres :</text:p>
      <text:p text:style-name="Standard"><text:s/>* la période (p), </text:p>
      <text:p text:style-name="Standard"><text:s/>* le gain (G),</text:p>
      <text:p text:style-name="Standard"><text:s/>* l'Intensité de chauffe(I),</text:p>
      <text:p text:style-name="Standard"><text:s/>* la température d'utilisation (Tu),</text:p>
      <text:p text:style-name="Standard"><text:s/>* le temps de montée Tm (mn)</text:p>
      <text:p text:style-name="Standard"><text:s/>* la constante de temps Tau (mn)</text:p>
      <text:p text:style-name="Standard"><text:s/>* la vitesse de consigne Vc (°C/mn)</text:p>
      <text:p text:style-name="Standard"><text:s/>* l'accélération de consigne Ac (°C/mn2)</text:p>
      <text:p text:style-name="Standard"><text:s/>* la durée d'anticipation ta (nombre d'itérations).</text:p>
      <text:p text:style-name="Standard"><text:s/>* Ces paramètres sont décrits dans le document "brevet" (page 6 et 28) dont la version Word est accessible par le lien ci-dessous:</text:p>
      <text:p text:style-name="Standard"><text:s/>* https://github.com/AIREL46/SCAO/blob/master/Brevet/SCAO/word/La%20description%20du%20SCAO%20-%20d.doc</text:p>
      <text:p text:style-name="Standard"><text:s/>* La commande start stop (stsp) permet de quitter le setup pour entrer dans la boucle loop </text:p>
      <text:p text:style-name="Standard"><text:s/>* Elle est commandée par un switch ON/OFF SW2 et elle se concrétise par une variable booléenne.</text:p>
      <text:p text:style-name="Standard"><text:s/>* En position OFF, la variable est false correspondant à l'état stop.</text:p>
      <text:p text:style-name="Standard"><text:s/>* En position ON, la variable est true correspondant à l'état start.</text:p>
      <text:p text:style-name="Standard"><text:s/>* A l'état stop l'exécution du programme est maintenu dans une boucle de saisie du setup().</text:p>
      <text:p text:style-name="Standard"><text:s/>* A l'état start l'exécution du programme transite dans la boucle loop().</text:p>
      <text:p text:style-name="Standard"><text:s/>*/</text:p>
      <text:p text:style-name="Standard">/** </text:p>
      <text:p text:style-name="Standard"><text:s/>* 2c - Acquisition des températures</text:p>
      <text:p text:style-name="Standard"><text:s/>* Code pour lire un thermomètre digital DS18B20 sur un bus 1-Wire.</text:p>
      <text:p text:style-name="Standard"><text:s/>*/</text:p>
      <text:p text:style-name="Standard">/** </text:p>
      <text:p text:style-name="Standard"><text:s/>* 2c - Acquisition des températures</text:p>
      <text:p text:style-name="Standard"><text:s/>* Code pour lire un thermomètre digital DS18B20 sur un bus 1-Wire.</text:p>
      <text:p text:style-name="Standard"><text:s/>*/</text:p>
      <text:p text:style-name="Standard">/**</text:p>
      <text:p text:style-name="Standard"><text:s/>* 2d - Mesure des tensions et calcul du courant ibat</text:p>
      <text:p text:style-name="Standard"><text:s/>*/</text:p>
      <text:p text:style-name="Standard">/**</text:p>
      <text:p text:style-name="Standard"><text:s/>* 2e - Built In Test Equipment (BITE)</text:p>
      <text:p text:style-name="Standard"><text:s/>*Les résultats du BITE sont visalisés par 3 leds :</text:p>
      <text:p text:style-name="Standard">verte : l'allumage témoigne d'un bon fonctionnement</text:p>
      <text:p text:style-name="Standard"><text:s text:c="8"/>l'extinction peut être envisagée en mode sleep</text:p>
      <text:p text:style-name="Standard">jaune : allumée quand l'émission commence</text:p>
      <text:p text:style-name="Standard"><text:s text:c="8"/>éteinte quand l'émission s'arrète</text:p>
      <text:p text:style-name="Standard">rouge : l'allumage témoigne d'une ou plusieurs anomalies</text:p>
      <text:p text:style-name="Standard">**/</text:p>
      <text:p text:style-name="Standard">/** 2f - Transmission</text:p>
      <text:p text:style-name="Standard"><text:s/>* Chargement de la librairie VirtualWire - Gestion de l'émetteur 433 MHZ</text:p>
      <text:p text:style-name="Standard"><text:s/>**/</text:p>
      <text:p text:style-name="Standard">/**</text:p>
      <text:p text:style-name="Standard"><text:s/>* 2g - Horodatage &amp; Chronomètre</text:p>
      <text:p text:style-name="Standard"><text:s/>* Horodatage </text:p>
      <text:p text:style-name="Standard"><text:s/>*/</text:p>
      <text:p text:style-name="Standard">/**</text:p>
      <text:p text:style-name="Standard"><text:s/>* 2h - Bilan énergétique de la batterie</text:p>
      <text:p text:style-name="Standard"><text:soft-page-break/><text:s/>* Chargement de la librairie</text:p>
      <text:p text:style-name="Standard"><text:s/>*/</text:p>
      <text:p text:style-name="Standard">/**</text:p>
      <text:p text:style-name="Standard"><text:s/>* 2i Calcul</text:p>
      <text:p text:style-name="Standard"><text:s/>*/</text:p>
      <text:p text:style-name="Standard">/**</text:p>
      <text:p text:style-name="Standard"><text:s/>* 2j - Visualisation du contenu des échantillons</text:p>
      <text:p text:style-name="Standard">/**</text:p>
      <text:p text:style-name="Standard"><text:s/>* 2k Le mode sleep est commandé par un switch ON/OFF SW3, concrétisé par une variable booléenne et visualisé par une led violette,</text:p>
      <text:p text:style-name="Standard">en position OFF, la variable est false et la led est éteinte.</text:p>
      <text:p text:style-name="Standard">En position ON, la variable est true et la led est alluméee.</text:p>
      <text:p text:style-name="Standard"/>
      <text:p text:style-name="Standard">*/</text:p>
      <text:p text:style-name="Standard">/**</text:p>
      <text:p text:style-name="Standard"><text:s/>* 3 - Fonctions spécifiques</text:p>
      <text:p text:style-name="Standard"><text:s/>* Fonctions spécifiques communes</text:p>
      <text:p text:style-name="Standard"><text:s/>* Wait for serial monitor</text:p>
      <text:p text:style-name="Standard"><text:s/>* Clignotement rapide dans l'attente de l'établissement de la liaison série</text:p>
      <text:p text:style-name="Standard"><text:s/>* L'interprétation de la condition : </text:p>
      <text:p text:style-name="Standard"><text:s/>* La liaison est établie -&gt; le code n'est pas exécuté</text:p>
      <text:p text:style-name="Standard"><text:s/>* La liaison n'est pas établie -&gt; le code est exécuté pour une durée inférieure à la valeur indiquée par la variable time</text:p>
      <text:p text:style-name="Standard"><text:s/>*/</text:p>
      <text:p text:style-name="Standard">/**</text:p>
      <text:p text:style-name="Standard"><text:s/>* 3a - IHM wifi</text:p>
      <text:p text:style-name="Standard"><text:s/>* </text:p>
      <text:p text:style-name="Standard"><text:s/>* 3b - IHM clavier</text:p>
      <text:p text:style-name="Standard"><text:s/>*/</text:p>
      <text:p text:style-name="Standard">/**</text:p>
      <text:p text:style-name="Standard"><text:s/>* 3c-1 - Fonction d'acquisition de la température via le 1er thermomètre digital DS18B20 (ds1).</text:p>
      <text:p text:style-name="Standard"><text:s/>* Fonction de lecture de la température via un thermomètre digital DS18B20 câblé sur le 1er bus ds1.</text:p>
      <text:p text:style-name="Standard"><text:s/>*/</text:p>
      <text:p text:style-name="Standard">/** 3c-2 - Fonction d'acquisition de la température via le 2ème thermomètre digital DS18B20 (ds2).</text:p>
      <text:p text:style-name="Standard"><text:s/>*/</text:p>
      <text:p text:style-name="Standard">/**</text:p>
      <text:p text:style-name="Standard"><text:s/>* 3d - Mesure des tensions et calcul du courant ibat</text:p>
      <text:p text:style-name="Standard"><text:s/>*/</text:p>
      <text:p text:style-name="Standard"><text:s/>/** </text:p>
      <text:p text:style-name="Standard"><text:s/>* 3e - BITE</text:p>
      <text:p text:style-name="Standard"><text:s text:c="2"/>**/</text:p>
      <text:p text:style-name="Standard"><text:s text:c="2"/></text:p>
      <text:p text:style-name="Standard"><text:s/>/** 3f - Tranmission</text:p>
      <text:p text:style-name="Standard"><text:s/>* 3g - Horodatage &amp; Chronomètre</text:p>
      <text:p text:style-name="Standard"><text:s/>**/</text:p>
      <text:p text:style-name="Standard">/**</text:p>
      <text:p text:style-name="Standard"><text:s/>* 3h - Bilan énergétique de la batterie</text:p>
      <text:p text:style-name="Standard"><text:s/>* 3i - Calcul</text:p>
      <text:p text:style-name="Standard"><text:s/>* 3j - Visualisation du contenu des échantillons</text:p>
      <text:p text:style-name="Standard"><text:s/>*/</text:p>
      <text:p text:style-name="Standard">/**</text:p>
      <text:p text:style-name="Standard"><text:soft-page-break/><text:s/>* 3k - Mode sleep</text:p>
      <text:p text:style-name="Standard"><text:s/>* </text:p>
      <text:p text:style-name="Standard"><text:s/>*/</text:p>
      <text:p text:style-name="Standard"/>
      <text:p text:style-name="Standard">/** 4 - Fonction setup() **/</text:p>
      <text:p text:style-name="Standard">//5f - Transmission</text:p>
      <text:p text:style-name="Standard"><text:s text:c="2"/>/* Transmission des donnèes à l'e-r-433 */ </text:p>
      <text:p text:style-name="Standard"><text:s text:c="2"/>/*La fonction de transmission vw_send(message, length) : transmit a message, "message" is an array of the bytes to send,</text:p>
      <text:p text:style-name="Standard"><text:s text:c="2"/>and "length" is the number of bytes stored in the array.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5:00:07.190514260</meta:creation-date>
    <dc:date>2019-06-21T15:26:34.127089420</dc:date>
    <meta:editing-duration>PT6M6S</meta:editing-duration>
    <meta:editing-cycles>1</meta:editing-cycles>
    <meta:document-statistic meta:table-count="0" meta:image-count="0" meta:object-count="0" meta:page-count="6" meta:paragraph-count="230" meta:word-count="1866" meta:character-count="12039" meta:non-whitespace-character-count="10136"/>
    <meta:generator>LibreOffice/6.0.7.3$Linux_X86_64 LibreOffice_project/00m0$Build-3</meta:generator>
  </office:meta>
</office:document-meta>
</file>